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paragraph-properties fo:text-align="end" style:justify-single-word="false"/>
      <style:text-properties fo:language="ca" fo:country="ES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7" style:family="paragraph" style:parent-style-name="Standard">
      <style:text-properties style:font-name="Arial" fo:language="ca" fo:country="ES" fo:font-weight="bold" officeooo:rsid="000a1ab6" officeooo:paragraph-rsid="0010b36a" style:font-weight-asian="bold" style:font-weight-complex="bold"/>
    </style:style>
    <style:style style:name="P8" style:family="paragraph" style:parent-style-name="Standard">
      <style:text-properties style:font-name="Arial" fo:language="ca" fo:country="ES" fo:font-style="italic" fo:font-weight="bold" officeooo:rsid="001ad047" officeooo:paragraph-rsid="001ad047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Arial" fo:language="ca" fo:country="ES" fo:font-weight="normal" officeooo:rsid="001ce4da" officeooo:paragraph-rsid="001ce4da" style:font-weight-asian="normal" style:font-weight-complex="normal"/>
    </style:style>
    <style:style style:name="P10" style:family="paragraph" style:parent-style-name="Standard">
      <style:text-properties style:font-name="Arial" fo:language="ca" fo:country="ES" fo:font-weight="normal" officeooo:rsid="001ce4da" officeooo:paragraph-rsid="002c8b72" style:font-weight-asian="normal" style:font-weight-complex="normal"/>
    </style:style>
    <style:style style:name="P11" style:family="paragraph" style:parent-style-name="Standard">
      <style:text-properties style:font-name="Arial" fo:language="ca" fo:country="ES" fo:font-weight="normal" officeooo:rsid="002c8b72" officeooo:paragraph-rsid="002c8b72" style:font-weight-asian="normal" style:font-weight-complex="normal"/>
    </style:style>
    <style:style style:name="P12" style:family="paragraph" style:parent-style-name="Standard">
      <style:text-properties style:font-name="Arial" fo:language="ca" fo:country="ES" fo:font-style="normal" style:text-underline-style="none" fo:font-weight="normal" officeooo:rsid="001ce4da" officeooo:paragraph-rsid="001ce4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" fo:language="ca" fo:country="ES" fo:font-style="normal" style:text-underline-style="none" fo:font-weight="normal" officeooo:rsid="001eb3e1" officeooo:paragraph-rsid="001eb3e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 fo:language="ca" fo:country="ES" style:text-underline-style="solid" style:text-underline-width="auto" style:text-underline-color="font-color" fo:font-weight="normal" officeooo:rsid="001ce4da" officeooo:paragraph-rsid="002c8b72" style:font-weight-asian="normal" style:font-weight-complex="normal"/>
    </style:style>
    <style:style style:name="P15" style:family="paragraph" style:parent-style-name="Standard">
      <style:text-properties fo:color="#0000ff" style:font-name="Consolas" fo:font-size="8pt" fo:language="ca" fo:country="ES" officeooo:paragraph-rsid="0021d728" fo:background-color="#ffffff" style:font-size-asian="8pt" style:font-size-complex="8pt"/>
    </style:style>
    <style:style style:name="P16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17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18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9156e" officeooo:paragraph-rsid="0019156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fo:language="ca" fo:country="ES" fo:font-weight="normal" officeooo:rsid="001ce4da" officeooo:paragraph-rsid="002c8b72" style:font-weight-asian="normal" style:font-weight-complex="normal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Arial" fo:language="ca" fo:country="ES" fo:font-weight="normal" officeooo:rsid="002c8b72" officeooo:paragraph-rsid="002c8b72" style:font-weight-asian="normal" style:font-weight-complex="normal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Arial" fo:language="ca" fo:country="ES" fo:font-style="italic" fo:font-weight="normal" officeooo:rsid="001ad047" officeooo:paragraph-rsid="0010b36a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Arial" fo:language="ca" fo:country="ES" style:text-underline-style="none" fo:font-weight="normal" officeooo:rsid="002c8b72" officeooo:paragraph-rsid="002c8b72" style:font-weight-asian="normal" style:font-weight-complex="normal"/>
    </style:style>
    <style:style style:name="P2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style:font-size-asian="10pt" style:font-weight-asian="bold"/>
    </style:style>
    <style:style style:name="P26" style:family="paragraph" style:parent-style-name="Standard">
      <style:text-properties style:font-name="Arial" fo:language="ca" fo:country="ES" fo:font-style="normal" style:text-underline-style="none" fo:font-weight="normal" officeooo:rsid="0031fcf0" officeooo:paragraph-rsid="0031fcf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Arial" fo:language="ca" fo:country="ES" fo:font-style="normal" style:text-underline-style="none" fo:font-weight="normal" officeooo:rsid="0031fcf0" officeooo:paragraph-rsid="003344f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Arial" fo:language="ca" fo:country="ES" fo:font-style="normal" style:text-underline-style="none" fo:font-weight="normal" officeooo:rsid="003344f2" officeooo:paragraph-rsid="003344f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Arial" fo:language="ca" fo:country="ES" fo:font-style="normal" style:text-underline-style="none" fo:font-weight="normal" officeooo:rsid="0033a654" officeooo:paragraph-rsid="0033a65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Arial" fo:language="ca" fo:country="ES" fo:font-style="normal" style:text-underline-style="none" fo:font-weight="normal" officeooo:rsid="0033eb32" officeooo:paragraph-rsid="0033eb32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Arial" fo:language="ca" fo:country="ES" fo:font-style="normal" style:text-underline-style="none" fo:font-weight="normal" officeooo:rsid="0033eb32" officeooo:paragraph-rsid="0033eb32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Arial" fo:language="ca" fo:country="ES" fo:font-style="normal" style:text-underline-style="none" fo:font-weight="bold" officeooo:rsid="0031fcf0" officeooo:paragraph-rsid="0031fcf0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Arial" fo:language="ca" fo:country="ES" fo:font-style="normal" style:text-underline-style="none" fo:font-weight="bold" officeooo:rsid="0033a654" officeooo:paragraph-rsid="0033a654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Arial" fo:language="ca" fo:country="ES" fo:font-style="normal" style:text-underline-style="none" fo:font-weight="bold" officeooo:rsid="0033eb32" officeooo:paragraph-rsid="0033eb32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break-before="page"/>
      <style:text-properties style:font-name="Arial" fo:language="ca" fo:country="ES" fo:font-style="normal" style:text-underline-style="none" fo:font-weight="bold" officeooo:rsid="0031fcf0" officeooo:paragraph-rsid="0031fcf0" style:font-style-asian="normal" style:font-weight-asian="bold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background-color="#fff200" loext:char-shading-value="0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06471"/>
    </style:style>
    <style:style style:name="T11" style:family="text">
      <style:text-properties style:text-underline-style="solid" style:text-underline-width="auto" style:text-underline-color="font-color" officeooo:rsid="0031fcf0"/>
    </style:style>
    <style:style style:name="T12" style:family="text">
      <style:text-properties officeooo:rsid="001ce4d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1fcf0" style:font-weight-asian="bold" style:font-weight-complex="bold"/>
    </style:style>
    <style:style style:name="T15" style:family="text">
      <style:text-properties fo:font-weight="bold" fo:background-color="#fff200" loext:char-shading-value="0" style:font-weight-asian="bold" style:font-weight-complex="bold"/>
    </style:style>
    <style:style style:name="T16" style:family="text">
      <style:text-properties officeooo:rsid="001eb3e1"/>
    </style:style>
    <style:style style:name="T17" style:family="text">
      <style:text-properties officeooo:rsid="00206471"/>
    </style:style>
    <style:style style:name="T18" style:family="text">
      <style:text-properties officeooo:rsid="002c8b7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c8b72"/>
    </style:style>
    <style:style style:name="T21" style:family="text">
      <style:text-properties officeooo:rsid="00300d17"/>
    </style:style>
    <style:style style:name="T22" style:family="text">
      <style:text-properties officeooo:rsid="0031fcf0"/>
    </style:style>
    <style:style style:name="T23" style:family="text">
      <style:text-properties fo:background-color="#fff200" loext:char-shading-value="0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3">Mòdul </text:span><text:span text:style-name="T5">6 – Accés a dades</text:span></text:p>
          </table:table-cell>
        </table:table-row>
        <table:table-row table:style-name="Taula1.2">
          <table:table-cell table:style-name="Taula1.A2" office:value-type="string">
            <text:p text:style-name="P5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2"/>
      <text:p text:style-name="P19"/>
      <text:p text:style-name="P20">UF2 – Persistència en BDR-BDOR-BDOO</text:p>
      <text:p text:style-name="P7"/>
      <text:p text:style-name="P8">A<text:span text:style-name="T12">2</text:span>a- <text:span text:style-name="T12">Utilització d'Entity Framework</text:span></text:p>
      <text:p text:style-name="P7"/>
      <text:p text:style-name="P9">En diferents apartats de l'activitat anterior hem vist la utilització de <text:span text:style-name="T7">LINQ</text:span> per a accedir a bases de dades relacionals i mapejar els seus registres amb els objectes del nostre programa.</text:p>
      <text:p text:style-name="P9"/>
      <text:p text:style-name="P10">Amb <text:span text:style-name="T18">dues</text:span> limitaci<text:span text:style-name="T18">ons</text:span> important, però: </text:p>
      <text:p text:style-name="P14"/>
      <text:p text:style-name="P21"><text:span text:style-name="T20">1) </text:span><text:span text:style-name="T19">només funciona amb MS SqlServer.</text:span></text:p>
      <text:p text:style-name="P24">2) el mapa classes-taules l’hem de fer manualment, classe a classe i propietat a propietat</text:p>
      <text:p text:style-name="P9"/>
      <text:p text:style-name="P11">Llavors, hi ha dues preguntes a fer:</text:p>
      <text:p text:style-name="P11"/>
      <text:p text:style-name="P22">1) <text:span text:style-name="T12">podem usar la potència de LINQ també amb altres motors de bases de dades (MySql, SQLite, Oracle, DB2, PostgreSQL, Sybase, Informix, …)? Com?</text:span></text:p>
      <text:p text:style-name="P22"/>
      <text:p text:style-name="P22">2) ens pot fer el mapa classes-taules automàticament? Com?</text:p>
      <text:p text:style-name="P23"/>
      <text:p text:style-name="P12">La resposta <text:span text:style-name="T18">a les dues </text:span>és sí: Amb <text:span text:style-name="T9">Entity Framework</text:span>.</text:p>
      <text:p text:style-name="P12"/>
      <text:p text:style-name="P12"/>
      <text:p text:style-name="P12"><text:span text:style-name="T13">Entity Framework</text:span> és un framework ORM (object-relational mapping) open source de Microsoft que permet <text:span text:style-name="T16">crear</text:span> un mateix executable per a accedir a diferents motors de bases de dades (els esmentats i algun més). <text:span text:style-name="T16">Ens cal canviar només el fitxer de configuració (app.config) per tal d'accedir a un motor o a un altre.</text:span></text:p>
      <text:p text:style-name="P12"/>
      <text:p text:style-name="P13">EF va aparèixer amb el Visual Studio 2008 i actualment està en versió 6.<text:span text:style-name="T21">4</text:span></text:p>
      <text:p text:style-name="P13"/>
      <text:p text:style-name="P13">Per a poder usar el EF6 en un projecte de Visual Studio cal instal·lar-lo des de la <text:span text:style-name="T9">consola del P</text:span><text:span text:style-name="T10">ackage</text:span><text:span text:style-name="T9"> Manager</text:span> (Tools, NuGet <text:span text:style-name="T17">Package</text:span> Manager, <text:span text:style-name="T17">Package Manager Console) executant </text:span><text:span text:style-name="T10">Install-Package EntityFramework</text:span><text:span text:style-name="T17">. Si usem SQL Server, la instal·lació és automàtica.</text:span></text:p>
      <text:p text:style-name="P13"/>
      <text:p text:style-name="P15"/>
      <text:p text:style-name="P32"/>
      <text:p text:style-name="P35"/>
      <text:p text:style-name="P32">Inclusió d’un mapa automàtic de dades amb EntityFramework</text:p>
      <text:p text:style-name="P32"/>
      <text:p text:style-name="P26">Anem al Solution Explorer i dins del nostre projecte (allí on convingui en funció del tipus de projecte, normalment a una carpeta Model) fem: </text:p>
      <text:p text:style-name="P26"/>
      <text:p text:style-name="P26">botó dret, <text:span text:style-name="T9">Add</text:span>, <text:span text:style-name="T9">New item...</text:span>, <text:span text:style-name="T9">Data</text:span>, <text:span text:style-name="T9">ADO.Net Entity Data model,</text:span> <text:span text:style-name="T9">Add</text:span>,</text:p>
      <text:p text:style-name="P26"><text:span text:style-name="T9">EF designer from database</text:span>, <text:span text:style-name="T9">Next</text:span>, <text:span text:style-name="T9">New connection</text:span>, </text:p>
      <text:p text:style-name="P27">seleccionar <text:span text:style-name="T9">Microsoft Sql Server</text:span>, </text:p>
      <text:p text:style-name="P28">A <text:span text:style-name="T11">Server Name</text:span><text:span text:style-name="T22"> </text:span><text:span text:style-name="T15">NO</text:span><text:span text:style-name="T13"> pitjar el botó Refresh</text:span>, escriure <text:span text:style-name="T14">.\sqlexpress</text:span></text:p>
      <text:p text:style-name="P28">obrir el desplegable de <text:span text:style-name="T9">Select or enter a database name</text:span> i han de sortir les BDs del servidor</text:p>
      <text:p text:style-name="P28">botó <text:span text:style-name="T9">OK</text:span></text:p>
      <text:p text:style-name="P28"/>
      <text:p text:style-name="P28">Canviar, si cal, el nom de les Entities (normalment deixem <text:span text:style-name="T7">BD</text:span>Entities), <text:span text:style-name="T9">Next</text:span>, <text:span text:style-name="T9">Next</text:span>, i ens ha d’oferir la llista d’objectes a mapejar</text:p>
      <text:p text:style-name="P28">Escollim les taules que ens interessin i <text:span text:style-name="T9">Finish</text:span></text:p>
      <text:p text:style-name="P28"/>
      <text:p text:style-name="P28"><text:span text:style-name="T14"><text:s/></text:span></text:p>
      <text:p text:style-name="P34">Creació automàtica del mapa</text:p>
      <text:p text:style-name="P33"/>
      <text:p text:style-name="P29">Per a mapejar les taules seleccionades el EntityFramework crea, per a cadascuna de les taules, una classe equivalent.</text:p>
      <text:p text:style-name="P29"/>
      <text:p text:style-name="P29">Pot passar que ens interessi afegir-hi alguna cosa (propietats, mètodes, constructors, ...).</text:p>
      <text:p text:style-name="P29">Podríem modificar el codi generat automàticament. Però què passa si fem una modificació del model i se’ns torna a generar el mapa automàticament? <text:s/>Perdríem les nostres modificacions!!</text:p>
      <text:p text:style-name="P29"/>
      <text:p text:style-name="P29">Solució: les classes que crea automàticament les defineix com a <text:span text:style-name="T13">partial class</text:span></text:p>
      <text:p text:style-name="P29"><text:span text:style-name="T13"/></text:p>
      <text:p text:style-name="P30"><text:span text:style-name="T13">Classes parcials</text:span></text:p>
      <text:p text:style-name="P30"><text:span text:style-name="T13"/></text:p>
      <text:p text:style-name="P30">En C# una classe es construeix en execució, si es dóna el cas, ajuntant totes les <text:span text:style-name="T13">partial</text:span> <text:span text:style-name="T13">class</text:span> <text:span text:style-name="T23">amb el mateix nom dins del mateix </text:span><text:span text:style-name="T8">namespace</text:span></text:p>
      <text:p text:style-name="P31"><text:span text:style-name="T7"/></text:p>
      <text:p text:style-name="P31">Això ens permet definir els nostres afegits en un altre fitxer. </text:p>
      <text:p text:style-name="P31">Cal que el namespace sigui el mateix que el que té la classe generada automàticament i que la nostra classe es digui igual i sigui també <text:span text:style-name="T7">partial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fo:margin-left="0cm" table:align="left" style:writing-mode="lr-tb"/>
    </style:style>
    <style:style style:name="Table1.A" style:family="table-column">
      <style:table-column-properties style:column-width="9.107cm"/>
    </style:style>
    <style:style style:name="Table1.B" style:family="table-column">
      <style:table-column-properties style:column-width="7.895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er">
      <style:text-properties fo:language="ca" fo:country="ES"/>
    </style:style>
    <style:style style:name="MP2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3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5" style:family="paragraph" style:parent-style-name="Standard">
      <style:paragraph-properties fo:text-align="end" style:justify-single-wor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P7" style:family="paragraph" style:parent-style-name="Standard">
      <style:text-properties fo:language="ca" fo:country="ES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1cm" fo:margin-bottom="0.42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05cm" fo:margin-left="0cm" fo:margin-right="0cm" fo:margin-bottom="0.499cm"/>
      </style:header-style>
      <style:footer-style>
        <style:header-footer-properties svg:height="2.455cm" fo:margin-left="0cm" fo:margin-right="0cm" fo:margin-top="0.49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1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3"><draw:image xlink:href="Pictures/10000201000001B700000071BF4952608573B112.png" xlink:type="simple" xlink:show="embed" xlink:actuate="onLoad" loext:mime-type="image/png"/></draw:frame></text:p>
      </style:header>
      <style:foot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Nom arxiu: </text:span><text:span text:style-name="MT1"><text:file-name text:display="name-and-extension">EDDAM_ACT_2122_M6_UF2_2a_EF.odt</text:file-name></text:span></text:p>
              <text:p text:style-name="MP3">Elaborat: <text:s/><text:span text:style-name="MT2">Miquel Altayó</text:span></text:p>
            </table:table-cell>
            <table:table-cell table:style-name="Table1.A1" office:value-type="string">
              <text:p text:style-name="MP4"><text:span text:style-name="MT1">Data: </text:span><text:span text:style-name="MT1"><text:date style:data-style-name="N34" text:date-value="2021-10-05T15:46:19.244590667">octubre</text:date></text:span><text:span text:style-name="MT1"><text:s/></text:span><text:span text:style-name="MT1"><text:date style:data-style-name="N30" text:date-value="2021-10-05T15:46:19.244722682">5/10/21</text:date></text:span></text:p>
              <text:p text:style-name="MP5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2</text:page-count></text:span></text:p>
              <text:p text:style-name="MP6">Aquest document pot quedat obsolet una vegada imprès.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1-10-05T15:46:19.183166860</dc:date>
    <meta:editing-duration>PT7H46M9S</meta:editing-duration>
    <meta:editing-cycles>49</meta:editing-cycles>
    <meta:generator>LibreOffice/6.0.7.3$Linux_X86_64 LibreOffice_project/00m0$Build-3</meta:generator>
    <meta:document-statistic meta:table-count="2" meta:image-count="2" meta:object-count="0" meta:page-count="2" meta:paragraph-count="40" meta:word-count="505" meta:character-count="3137" meta:non-whitespace-character-count="2659"/>
  </office:meta>
</office:document-meta>
</file>